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4854" svg:stroke-width="0.019cm" svg:stroke-color="#000000" draw:marker-start="" draw:marker-start-width="0.3cm" draw:marker-start-center="false" draw:marker-end="" draw:marker-end-width="0.3cm" draw:marker-end-center="false" draw:fill="solid" draw:fill-color="#0098cc" draw:opacity="20%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draw:shadow-opacity="20%"/>
    </style:style>
    <style:style style:name="gr3" style:family="graphic" style:parent-style-name="standard">
      <style:graphic-properties draw:stroke="dash" draw:stroke-dash="Line_20_Style_20_1" svg:stroke-width="0.019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dash" draw:stroke-dash="Line_20_Style_20_1" svg:stroke-width="0.019cm" svg:stroke-color="#000000" draw:marker-start="" draw:marker-start-width="0.3cm" draw:marker-start-center="false" draw:marker-end="" draw:marker-end-width="0.3cm" draw:marker-end-center="false" draw:fill="solid" draw:fill-color="#0098cc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23b8dc" draw:opacity="100%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draw:shadow-opacity="100%"/>
    </style:style>
    <style:style style:name="gr7" style:family="graphic" style:parent-style-name="standard">
      <style:graphic-properties draw:stroke="dash" draw:stroke-dash="Line_20_Style_20_1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8" style:family="graphic" style:parent-style-name="standard">
      <style:graphic-properties draw:stroke="solid" draw:stroke-dash="Dashed_20__28_var_29__20_4858" svg:stroke-width="0.019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9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0098cc" draw:opacity="100%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draw:shadow-opacity="100%"/>
    </style:style>
    <style:style style:name="gr10" style:family="graphic" style:parent-style-name="standard">
      <style:graphic-properties draw:stroke="solid" draw:stroke-dash="Dashed_20__28_var_29__20_4860" svg:stroke-width="0.019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P1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loext:graphic-properties draw:fill="solid" draw:fill-color="#0098cc" draw:opacity="2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loext:graphic-properties draw:fill="solid" draw:fill-color="#0098cc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" style:family="paragraph">
      <loext:graphic-properties draw:fill="solid" draw:fill-color="#23b8dc" draw:opacity="10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6" style:family="paragraph">
      <loext:graphic-properties draw:fill="solid" draw:fill-color="#0098cc" draw:opacity="10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1.754cm" svg:height="0.702cm" svg:x="10.014cm" svg:y="15.267cm" svg:viewBox="0 0 1755 703" draw:points="0,703 1052,0 1755,351">
            <text:p/>
          </draw:polygon>
          <draw:polygon draw:style-name="gr2" draw:text-style-name="P2" draw:layer="layout" svg:width="1.754cm" svg:height="1.754cm" svg:x="10.014cm" svg:y="14.213cm" svg:viewBox="0 0 1755 1755" draw:points="0,703 1052,0 1755,351 1755,1403 0,1755">
            <text:p/>
          </draw:polygon>
          <draw:polygon draw:style-name="gr3" draw:text-style-name="P1" draw:layer="layout" svg:width="1.754cm" svg:height="0.702cm" svg:x="10.014cm" svg:y="15.267cm" svg:viewBox="0 0 1755 703" draw:points="0,703 1052,0 1755,351">
            <text:p/>
          </draw:polygon>
          <draw:polygon draw:style-name="gr4" draw:text-style-name="P3" draw:layer="layout" svg:width="1.754cm" svg:height="0.702cm" svg:x="10.014cm" svg:y="15.267cm" svg:viewBox="0 0 1755 703" draw:points="0,703 1052,0 1755,351">
            <text:p/>
          </draw:polygon>
          <draw:line draw:style-name="gr5" draw:text-style-name="P4" draw:layer="layout" svg:x1="11.768cm" svg:y1="14.565cm" svg:x2="11.768cm" svg:y2="15.617cm">
            <text:p/>
          </draw:line>
          <draw:line draw:style-name="gr5" draw:text-style-name="P4" draw:layer="layout" svg:x1="10.014cm" svg:y1="14.916cm" svg:x2="10.014cm" svg:y2="15.968cm">
            <text:p/>
          </draw:line>
          <draw:polygon draw:style-name="gr6" draw:text-style-name="P5" draw:layer="layout" svg:width="1.754cm" svg:height="0.702cm" svg:x="10.014cm" svg:y="14.213cm" svg:viewBox="0 0 1755 703" draw:points="0,703 1052,0 1755,351">
            <text:p/>
          </draw:polygon>
          <draw:line draw:style-name="gr7" draw:text-style-name="P4" draw:layer="layout" svg:x1="11.066cm" svg:y1="14.213cm" svg:x2="11.066cm" svg:y2="15.265cm">
            <text:p/>
          </draw:line>
          <draw:line draw:style-name="gr8" draw:text-style-name="P4" draw:layer="layout" svg:x1="10.014cm" svg:y1="15.97cm" svg:x2="11.769cm" svg:y2="15.619cm">
            <text:p/>
          </draw:line>
          <draw:line draw:style-name="gr5" draw:text-style-name="P4" draw:layer="layout" svg:x1="11.768cm" svg:y1="14.565cm" svg:x2="11.768cm" svg:y2="15.617cm">
            <text:p/>
          </draw:line>
          <draw:line draw:style-name="gr5" draw:text-style-name="P4" draw:layer="layout" svg:x1="10.014cm" svg:y1="14.916cm" svg:x2="10.014cm" svg:y2="15.968cm">
            <text:p/>
          </draw:line>
          <draw:polygon draw:style-name="gr9" draw:text-style-name="P6" draw:layer="layout" svg:width="1.754cm" svg:height="0.702cm" svg:x="10.014cm" svg:y="14.213cm" svg:viewBox="0 0 1755 703" draw:points="0,703 1052,0 1755,351">
            <text:p/>
          </draw:polygon>
          <draw:line draw:style-name="gr7" draw:text-style-name="P4" draw:layer="layout" svg:x1="11.066cm" svg:y1="14.213cm" svg:x2="11.066cm" svg:y2="15.265cm">
            <text:p/>
          </draw:line>
          <draw:line draw:style-name="gr10" draw:text-style-name="P4" draw:layer="layout" svg:x1="10.014cm" svg:y1="15.97cm" svg:x2="11.769cm" svg:y2="15.619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854" draw:display-name="Dashed (var) 4854" draw:style="rect" draw:dots1="1" draw:dots1-length="0.005cm" draw:dots2="1" draw:dots2-length="0.005cm" draw:distance="0.005cm"/>
    <draw:stroke-dash draw:name="Dashed_20__28_var_29__20_4858" draw:display-name="Dashed (var) 4858" draw:style="rect" draw:dots1="1" draw:dots1-length="0.005cm" draw:dots2="1" draw:dots2-length="0.005cm" draw:distance="0.005cm"/>
    <draw:stroke-dash draw:name="Dashed_20__28_var_29__20_4860" draw:display-name="Dashed (var) 4860" draw:style="rect" draw:dots1="1" draw:dots1-length="0.005cm" draw:dots2="1" draw:dots2-length="0.005cm" draw:distance="0.005cm"/>
    <draw:stroke-dash draw:name="Line_20_Style_20_1" draw:display-name="Line Style 1" draw:style="rect" draw:dots1="1" draw:dots1-length="0.028cm" draw:dots2="1" draw:dots2-length="0.028cm" draw:distance="0.02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4T15:32:35.812879091</meta:creation-date>
    <dc:date>2018-05-14T15:32:52.568546589</dc:date>
    <meta:editing-duration>PT17S</meta:editing-duration>
    <meta:editing-cycles>1</meta:editing-cycles>
    <meta:document-statistic meta:object-count="15"/>
    <meta:generator>LibreOffice/6.0.0.3$MacOSX_X86_64 LibreOffice_project/64a0f66915f38c6217de274f0aa8e15618924765</meta:generator>
  </office:meta>
</office:document-meta>
</file>